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01cm" fo:min-width="0.22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94cm" fo:min-width="4.16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84cm" fo:min-width="8.701cm"/>
    </style:style>
    <style:style style:name="gr6" style:family="graphic" style:parent-style-name="standard">
      <style:graphic-properties draw:stroke="dash" draw:stroke-dash="Fine_20_Dashed" svg:stroke-color="#000000" draw:marker-start="Arrow" draw:marker-start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07cm" svg:y1="7.949cm" svg:x2="3.501cm" svg:y2="8.9cm">
          <text:p/>
        </draw:line>
        <draw:line draw:style-name="gr1" draw:text-style-name="P1" draw:layer="layout" svg:x1="4.07cm" svg:y1="7.985cm" svg:x2="4.604cm" svg:y2="8.79cm">
          <text:p/>
        </draw:line>
        <draw:line draw:style-name="gr1" draw:text-style-name="P1" draw:layer="layout" svg:x1="4.035cm" svg:y1="7.986cm" svg:x2="4.035cm" svg:y2="6.998cm">
          <text:p/>
        </draw:line>
        <draw:line draw:style-name="gr1" draw:text-style-name="P1" draw:layer="layout" svg:x1="4.035cm" svg:y1="7.4cm" svg:x2="3.573cm" svg:y2="7.729cm">
          <text:p/>
        </draw:line>
        <draw:line draw:style-name="gr1" draw:text-style-name="P1" draw:layer="layout" svg:x1="4.035cm" svg:y1="7.4cm" svg:x2="4.426cm" svg:y2="7.766cm">
          <text:p/>
        </draw:line>
        <draw:custom-shape draw:style-name="gr2" draw:text-style-name="P2" draw:layer="layout" svg:width="1.031cm" svg:height="1.061cm" svg:x="3.5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6cm" svg:height="1.9cm" svg:x="7.104cm" svg:y="6.4cm">
          <text:p text:style-name="P3">Waren verkauf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704cm" svg:y1="7.4cm" svg:x2="6.704cm" svg:y2="7.4cm">
          <text:p/>
        </draw:line>
        <draw:custom-shape draw:style-name="gr5" draw:text-style-name="P5" draw:layer="layout" svg:width="9.2cm" svg:height="3.5cm" svg:x="16.7cm" svg:y="1.4cm">
          <text:p text:style-name="P4">Kondition:</text:p>
          <text:p text:style-name="P4"><text:s text:c="2"/></text:p>
          <text:p text:style-name="P4">Extension Points:</text:p>
          <text:p text:style-name="P4"><text:s text:c="2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3" draw:layer="layout" svg:x1="13.7cm" svg:y1="7.4cm" svg:x2="20.8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09:10:14.326000000</meta:creation-date>
    <dc:date>2019-04-25T09:26:08.455000000</dc:date>
    <meta:editing-duration>PT11S</meta:editing-duration>
    <meta:editing-cycles>1</meta:editing-cycles>
    <meta:document-statistic meta:object-count="10"/>
    <meta:generator>LibreOffice/6.1.3.2$Windows_X86_64 LibreOffice_project/86daf60bf00efa86ad547e59e09d6bb77c699acb</meta:generator>
  </office:meta>
</office:document-meta>
</file>